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2.7965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0047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28in" fo:break-before="auto" style:use-optimal-row-height="true"/>
    </style:style>
    <style:style style:name="ro4" style:family="table-row">
      <style:table-row-properties style:row-height="0.1173in" fo:break-before="auto" style:use-optimal-row-height="true"/>
    </style:style>
    <style:style style:name="ro5" style:family="table-row">
      <style:table-row-properties style:row-height="0.1673in" fo:break-before="auto" style:use-optimal-row-height="true"/>
    </style:style>
    <style:style style:name="ro6" style:family="table-row">
      <style:table-row-properties style:row-height="0.1398in" fo:break-before="auto" style:use-optimal-row-height="false"/>
    </style:style>
    <style:style style:name="ro7" style:family="table-row">
      <style:table-row-properties style:row-height="0.1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5" style:family="table-cell" style:parent-style-name="Default" style:data-style-name="N126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6" style:family="table-cell" style:parent-style-name="Default" style:data-style-name="N1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 style:data-style-name="N12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 style:data-style-name="N125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 style:data-style-name="N126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 style:data-style-name="N12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5" style:family="table-cell" style:parent-style-name="Default" style:data-style-name="N124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22" style:family="table-cell" style:parent-style-name="Default" style:data-style-name="N123">
      <style:text-properties fo:font-size="7pt" style:font-size-asian="7pt" style:font-size-complex="7pt"/>
    </style:style>
    <style:style style:name="ce23" style:family="table-cell" style:parent-style-name="Default" style:data-style-name="N126">
      <style:text-properties fo:font-size="7pt" style:font-size-asian="7pt" style:font-size-complex="7pt"/>
    </style:style>
    <style:style style:name="ce24" style:family="table-cell" style:parent-style-name="Default" style:data-style-name="N11">
      <style:table-cell-properties fo:background-color="#ff6600"/>
      <style:text-properties fo:font-size="7pt" style:font-size-asian="7pt" style:font-size-complex="7pt"/>
    </style:style>
    <style:style style:name="ce25" style:family="table-cell" style:parent-style-name="Default" style:data-style-name="N125">
      <style:table-cell-properties fo:background-color="#ffff99"/>
      <style:text-properties fo:font-size="7pt" style:font-size-asian="7pt" style:font-size-complex="7pt"/>
    </style:style>
    <style:style style:name="ce26" style:family="table-cell" style:parent-style-name="Default" style:data-style-name="N11">
      <style:text-properties fo:font-size="7pt" style:font-size-asian="7pt" style:font-size-complex="7pt"/>
    </style:style>
    <style:style style:name="ce27" style:family="table-cell" style:parent-style-name="Default" style:data-style-name="N125">
      <style:text-properties fo:font-size="7pt" style:font-size-asian="7pt" style:font-size-complex="7pt"/>
    </style:style>
    <style:style style:name="ce28" style:family="table-cell" style:parent-style-name="Default" style:data-style-name="N60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2" table:default-cell-style-name="ce16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7" table:default-cell-style-name="ce20"/>
        <table:table-column table:style-name="co6" table:number-columns-repeated="1019" table:default-cell-style-name="ce20"/>
        <table:table-row table:style-name="ro2">
          <table:table-cell table:style-name="ce1" office:value-type="float" office:value="32">
            <text:p>32</text:p>
          </table:table-cell>
          <table:table-cell table:style-name="ce21" office:value-type="string">
            <text:p>MCU Clock (Mhz)</text:p>
          </table:table-cell>
          <table:table-cell table:style-name="ce24" office:value-type="percentage" office:value="0.0001">
            <text:p>0.01%</text:p>
          </table:table-cell>
          <table:table-cell office:value-type="string">
            <text:p>Oscillator Accuracy</text:p>
          </table:table-cell>
          <table:table-cell office:value-type="string">
            <text:p>50PPM Crystal</text:p>
          </table:table-cell>
          <table:table-cell table:number-columns-repeated="1019"/>
        </table:table-row>
        <table:table-row table:style-name="ro4">
          <table:table-cell table:style-name="ce2" table:formula="of:=1/[.A1]/1000000*1000000000" office:value-type="float" office:value="31.25">
            <text:p>31.25</text:p>
          </table:table-cell>
          <table:table-cell table:style-name="ce21" office:value-type="string">
            <text:p>Period (nS)</text:p>
          </table:table-cell>
          <table:table-cell table:style-name="ce18" table:formula="of:=[.C1]*[.A4]" office:value-type="float" office:value="0.00625">
            <text:p>0.00625</text:p>
          </table:table-cell>
          <table:table-cell office:value-type="string">
            <text:p>Time shift per instruction (ns)</text:p>
          </table:table-cell>
          <table:table-cell table:number-columns-repeated="1020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21" office:value-type="string">
            <text:p>Cycle Per Inst</text:p>
          </table:table-cell>
          <table:table-cell table:style-name="ce25" table:formula="of:=[.C2]*[.A14]" office:value-type="float" office:value="21428.5714285714">
            <text:p>21428.571</text:p>
          </table:table-cell>
          <table:table-cell office:value-type="string">
            <text:p>Time shift between Spark (ns)</text:p>
          </table:table-cell>
          <table:table-cell table:number-columns-repeated="1020"/>
        </table:table-row>
        <table:table-row table:style-name="ro4">
          <table:table-cell table:style-name="ce3" table:formula="of:=[.A2]*[.A3]" office:value-type="float" office:value="62.5">
            <text:p>62.50</text:p>
          </table:table-cell>
          <table:table-cell table:style-name="ce21" office:value-type="string">
            <text:p>ns per Instruction</text:p>
          </table:table-cell>
          <table:table-cell table:style-name="ce18" table:formula="of:=[.C3]/1000000000*[.A11]" office:value-type="float" office:value="0.009">
            <text:p>0.009</text:p>
          </table:table-cell>
          <table:table-cell office:value-type="string">
            <text:p>Degree shift between Spark</text:p>
          </table:table-cell>
          <table:table-cell table:number-columns-repeated="1020"/>
        </table:table-row>
        <table:table-row table:style-name="ro4">
          <table:table-cell table:style-name="ce4" office:value-type="float" office:value="4">
            <text:p>4.00</text:p>
          </table:table-cell>
          <table:table-cell table:style-name="ce21" office:value-type="string">
            <text:p>Cycle Engine</text:p>
          </table:table-cell>
          <table:table-cell table:style-name="ce18"/>
          <table:table-cell table:number-columns-repeated="1021"/>
        </table:table-row>
        <table:table-row table:style-name="ro4">
          <table:table-cell table:style-name="ce4" office:value-type="float" office:value="8">
            <text:p>8.00</text:p>
          </table:table-cell>
          <table:table-cell office:value-type="string">
            <text:p>Cylinders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4" office:value-type="float" office:value="70">
            <text:p>70.00</text:p>
          </table:table-cell>
          <table:table-cell office:value-type="string">
            <text:p>RPM</text:p>
          </table:table-cell>
          <table:table-cell table:number-columns-repeated="1022"/>
        </table:table-row>
        <table:table-row table:style-name="ro4">
          <table:table-cell table:style-name="ce3" table:formula="of:=[.A7]/60" office:value-type="float" office:value="1.16666666666667">
            <text:p>1.17</text:p>
          </table:table-cell>
          <table:table-cell office:value-type="string">
            <text:p>Rev Per Second</text:p>
          </table:table-cell>
          <table:table-cell table:style-name="ce27"/>
          <table:table-cell table:number-columns-repeated="1021"/>
        </table:table-row>
        <table:table-row table:style-name="ro4">
          <table:table-cell table:style-name="ce3" table:formula="of:=[.A6]*[.A8]/([.A5]/2)" office:value-type="float" office:value="4.66666666666667">
            <text:p>4.67</text:p>
          </table:table-cell>
          <table:table-cell office:value-type="string">
            <text:p>Sparks Per Second</text:p>
          </table:table-cell>
          <table:table-cell table:number-columns-repeated="1022"/>
        </table:table-row>
        <table:table-row table:style-name="ro4">
          <table:table-cell table:style-name="ce3" table:formula="of:=1/[.A9]*1000" office:value-type="float" office:value="214.285714285714">
            <text:p>214.29</text:p>
          </table:table-cell>
          <table:table-cell office:value-type="string">
            <text:p>mS per Spark</text:p>
          </table:table-cell>
          <table:table-cell table:number-columns-repeated="1022"/>
        </table:table-row>
        <table:table-row table:style-name="ro4">
          <table:table-cell table:style-name="ce3" table:formula="of:=360*[.A8]" office:value-type="float" office:value="420">
            <text:p>420.00</text:p>
          </table:table-cell>
          <table:table-cell office:value-type="string">
            <text:p>Degrees/Second</text:p>
          </table:table-cell>
          <table:table-cell table:number-columns-repeated="1022"/>
        </table:table-row>
        <table:table-row table:style-name="ro4">
          <table:table-cell table:style-name="ce3" table:formula="of:=1/[.A11]*1000000" office:value-type="float" office:value="2380.95238095238">
            <text:p>2380.95</text:p>
          </table:table-cell>
          <table:table-cell office:value-type="string">
            <text:p>uS <text:s/>per Degree</text:p>
          </table:table-cell>
          <table:table-cell table:number-columns-repeated="1022"/>
        </table:table-row>
        <table:table-row table:style-name="ro4">
          <table:table-cell table:style-name="ce5" table:formula="of:=([.A12]/1000000)/([.A4]/1000000000)" office:value-type="float" office:value="38095.2380952381">
            <text:p>38095.2</text:p>
          </table:table-cell>
          <table:table-cell office:value-type="string">
            <text:p>CPU Instructions Per Degree</text:p>
          </table:table-cell>
          <table:table-cell table:number-columns-repeated="1022"/>
        </table:table-row>
        <table:table-row table:style-name="ro4">
          <table:table-cell table:style-name="ce5" table:formula="of:=[.A10]/1000/([.A4]*0.000000001)" office:value-type="float" office:value="3428571.42857143">
            <text:p>3428571.4</text:p>
          </table:table-cell>
          <table:table-cell office:value-type="string">
            <text:p>Clock Cycles Between Spark</text:p>
          </table:table-cell>
          <table:table-cell table:number-columns-repeated="1022"/>
        </table:table-row>
        <table:table-row table:style-name="ro4">
          <table:table-cell table:style-name="ce6" office:value-type="float" office:value="1">
            <text:p>1</text:p>
          </table:table-cell>
          <table:table-cell office:value-type="string">
            <text:p>Timer Divisor</text:p>
          </table:table-cell>
          <table:table-cell table:number-columns-repeated="1022"/>
        </table:table-row>
        <table:table-row table:style-name="ro4">
          <table:table-cell table:style-name="ce5" table:formula="of:=[.A14]/[.A15]" office:value-type="float" office:value="3428571.42857143">
            <text:p>3428571.4</text:p>
          </table:table-cell>
          <table:table-cell office:value-type="string">
            <text:p>Divided Clock Cycles Between Spark</text:p>
          </table:table-cell>
          <table:table-cell table:number-columns-repeated="1022"/>
        </table:table-row>
        <table:table-row table:style-name="ro4">
          <table:table-cell table:style-name="ce7" table:formula="of:=1/([.A12]*0.000001)*[.A4]*0.000000001*[.A15]" office:value-type="float" office:value="0.00002625">
            <text:p>0.00002625</text:p>
          </table:table-cell>
          <table:table-cell office:value-type="string">
            <text:p>Degrees/Divided Clock Cycles</text:p>
          </table:table-cell>
          <table:table-cell table:number-columns-repeated="1022"/>
        </table:table-row>
        <table:table-row table:style-name="ro4">
          <table:table-cell table:style-name="ce7" table:formula="of:=1/([.A12]*0.000001)*[.A4]*0.000000001" office:value-type="float" office:value="0.00002625">
            <text:p>0.00002625</text:p>
          </table:table-cell>
          <table:table-cell office:value-type="string">
            <text:p>Degrees/Clock Cycle</text:p>
          </table:table-cell>
          <table:table-cell table:number-columns-repeated="1022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3" table:formula="of:=360/[.A6]" office:value-type="float" office:value="45">
            <text:p>45.00</text:p>
          </table:table-cell>
          <table:table-cell office:value-type="string">
            <text:p>Dwell per Cylinder</text:p>
          </table:table-cell>
          <table:table-cell table:number-columns-repeated="1022"/>
        </table:table-row>
        <table:table-row table:style-name="ro4">
          <table:table-cell table:style-name="ce9" office:value-type="float" office:value="30">
            <text:p>30</text:p>
          </table:table-cell>
          <table:table-cell office:value-type="string">
            <text:p>Dwell in Degrees per Spark (closed points)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4">
          <table:table-cell table:style-name="ce10" table:formula="of:=[.A20]-[.A21]" office:value-type="float" office:value="15">
            <text:p>15</text:p>
          </table:table-cell>
          <table:table-cell office:value-type="string">
            <text:p>Degrees Points are Open per Spark</text:p>
          </table:table-cell>
          <table:table-cell table:number-columns-repeated="1022"/>
        </table:table-row>
        <table:table-row table:style-name="ro4">
          <table:table-cell table:style-name="ce11" table:formula="of:=[.A21]*[.A12]/1000000*1000" office:value-type="float" office:value="71.4285714285714">
            <text:p>71.429</text:p>
          </table:table-cell>
          <table:table-cell office:value-type="string">
            <text:p>Time in mS (closed points)</text:p>
          </table:table-cell>
          <table:table-cell table:number-columns-repeated="1022"/>
        </table:table-row>
        <table:table-row table:style-name="ro4">
          <table:table-cell table:style-name="ce11" table:formula="of:=[.A22]*[.A12]/1000000*1000" office:value-type="float" office:value="35.7142857142857">
            <text:p>35.714</text:p>
          </table:table-cell>
          <table:table-cell office:value-type="string">
            <text:p>Time in mS (open points per spark)</text:p>
          </table:table-cell>
          <table:table-cell table:number-columns-repeated="1022"/>
        </table:table-row>
        <table:table-row table:style-name="ro4">
          <table:table-cell table:style-name="ce12"/>
          <table:table-cell table:number-columns-repeated="1023"/>
        </table:table-row>
        <table:table-row table:style-name="ro4">
          <table:table-cell table:style-name="ce13" office:value-type="float" office:value="2">
            <text:p>2.0</text:p>
          </table:table-cell>
          <table:table-cell office:value-type="string">
            <text:p>Desired Charge Current (A)</text:p>
          </table:table-cell>
          <table:table-cell table:number-columns-repeated="1022"/>
        </table:table-row>
        <table:table-row table:style-name="ro2">
          <table:table-cell table:style-name="ce14" office:value-type="float" office:value="8">
            <text:p>8.000000</text:p>
          </table:table-cell>
          <table:table-cell office:value-type="string">
            <text:p>Magnitizing Inductance (mH)</text:p>
          </table:table-cell>
          <table:table-cell table:number-columns-repeated="1022"/>
        </table:table-row>
        <table:table-row table:style-name="ro4">
          <table:table-cell table:style-name="ce14" office:value-type="float" office:value="600">
            <text:p>600.000000</text:p>
          </table:table-cell>
          <table:table-cell office:value-type="string">
            <text:p>Leakage Inductance (uH)</text:p>
          </table:table-cell>
          <table:table-cell table:number-columns-repeated="1022"/>
        </table:table-row>
        <table:table-row table:style-name="ro4">
          <table:table-cell table:style-name="ce13" office:value-type="float" office:value="1.5">
            <text:p>1.5</text:p>
          </table:table-cell>
          <table:table-cell office:value-type="string">
            <text:p>Coil Resistance (ohms)</text:p>
          </table:table-cell>
          <table:table-cell table:number-columns-repeated="1022"/>
        </table:table-row>
        <table:table-row table:style-name="ro4">
          <table:table-cell table:style-name="ce13" office:value-type="float" office:value="14">
            <text:p>14.0</text:p>
          </table:table-cell>
          <table:table-cell office:value-type="string">
            <text:p>Voltage</text:p>
          </table:table-cell>
          <table:table-cell table:number-columns-repeated="1022"/>
        </table:table-row>
        <table:table-row table:style-name="ro4">
          <table:table-cell table:style-name="ce15" table:formula="of:=[.A26]*([.A27]/1000)/[.A30]*1000" office:value-type="float" office:value="1.14285714285714">
            <text:p>1.1429</text:p>
          </table:table-cell>
          <table:table-cell office:value-type="string">
            <text:p>mS – Time to Charge to Desired Current (assume DC Voltage)</text:p>
          </table:table-cell>
          <table:table-cell table:number-columns-repeated="1022"/>
        </table:table-row>
        <table:table-row table:style-name="ro4">
          <table:table-cell table:style-name="ce3" table:formula="of:=IF(1/([.A27]/1000)*[.A30]*[.A31]/1000&gt;4.5; 4.5; 1/([.A27]/1000)*[.A30]*[.A31]/1000)" office:value-type="float" office:value="2">
            <text:p>2.00</text:p>
          </table:table-cell>
          <table:table-cell office:value-type="string">
            <text:p>Current Achieved (A)</text:p>
          </table:table-cell>
          <table:table-cell table:number-columns-repeated="1022"/>
        </table:table-row>
        <table:table-row table:style-name="ro4">
          <table:table-cell table:style-name="ce3" table:formula="of:=([.A32]*[.A29])^2/[.A29]/2" office:value-type="float" office:value="3">
            <text:p>3.00</text:p>
          </table:table-cell>
          <table:table-cell office:value-type="string">
            <text:p>Coil Power Dissipation DC (W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float" office:value="40">
            <text:p>40</text:p>
          </table:table-cell>
          <table:table-cell office:value-type="string">
            <text:p>Desired Energy (mJ)</text:p>
          </table:table-cell>
          <table:table-cell table:number-columns-repeated="1022"/>
        </table:table-row>
        <table:table-row table:style-name="ro4">
          <table:table-cell table:style-name="ce3" table:formula="of:=1/2*[.A27]*[.A32]^2*1000" office:value-type="float" office:value="16000">
            <text:p>16000.00</text:p>
          </table:table-cell>
          <table:table-cell office:value-type="string">
            <text:p>Energy based on Desired Charge Current (mJ)</text:p>
          </table:table-cell>
          <table:table-cell table:number-columns-repeated="1022"/>
        </table:table-row>
        <table:table-row table:style-name="ro4">
          <table:table-cell table:style-name="ce17" table:formula="of:=([.A36]-[.A35])/[.A35]" office:value-type="percentage" office:value="399">
            <text:p>39900.00%</text:p>
          </table:table-cell>
          <table:table-cell office:value-type="string">
            <text:p>% of Desired Energy</text:p>
          </table:table-cell>
          <table:table-cell table:number-columns-repeated="1022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8" table:formula="of:=1/2*(([.A27]/1000)+([.A28]/1000000))*[.A32]^2*1000" office:value-type="float" office:value="17.2">
            <text:p>17.2</text:p>
          </table:table-cell>
          <table:table-cell office:value-type="string">
            <text:p>Total Energy Stored (mJ) for IGBT Selection</text:p>
          </table:table-cell>
          <table:table-cell table:number-columns-repeated="1022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9"/>
          <table:table-cell table:number-columns-repeated="1023"/>
        </table:table-row>
        <table:table-row table:style-name="ro4">
          <table:table-cell/>
          <table:table-cell office:value-type="string">
            <text:p>RPM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PS</text:p>
          </table:table-cell>
          <table:table-cell table:formula="of:=[.C43]/60" office:value-type="float" office:value="0.833333333333333">
            <text:p>0.833333333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eriod</text:p>
          </table:table-cell>
          <table:table-cell table:formula="of:=1/[.C44]" office:value-type="float" office:value="1.2">
            <text:p>1.2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2" office:value-type="string">
            <text:p>Oscillator</text:p>
          </table:table-cell>
          <table:table-cell table:style-name="ce28" office:value-type="float" office:value="32000000">
            <text:p>3.20E+007</text:p>
          </table:table-cell>
          <table:table-cell table:number-columns-repeated="1021"/>
        </table:table-row>
        <table:table-row table:style-name="ro7">
          <table:table-cell/>
          <table:table-cell table:style-name="ce22" office:value-type="string">
            <text:p>ClockDivid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7">
          <table:table-cell/>
          <table:table-cell table:style-name="ce22" office:value-type="string">
            <text:p>Clock Freq</text:p>
          </table:table-cell>
          <table:table-cell table:formula="of:=[.C47]/[.C48]" office:value-type="float" office:value="16000000">
            <text:p>16000000</text:p>
          </table:table-cell>
          <table:table-cell table:number-columns-repeated="1021"/>
        </table:table-row>
        <table:table-row table:style-name="ro7">
          <table:table-cell/>
          <table:table-cell table:style-name="ce23" office:value-type="string">
            <text:p>ClockPeriod</text:p>
          </table:table-cell>
          <table:table-cell table:formula="of:=1/[.C49]" office:value-type="float" office:value="0.0000000625">
            <text:p>6.25E-008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20"/>
          <table:table-cell office:value-type="string">
            <text:p>StallTimerDivid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7">
          <table:table-cell table:style-name="ce20"/>
          <table:table-cell office:value-type="string">
            <text:p>StallTimerPeriod</text:p>
          </table:table-cell>
          <table:table-cell table:formula="of:=[.C50]*[.C52]" office:value-type="float" office:value="0.000004">
            <text:p>0.000004</text:p>
          </table:table-cell>
          <table:table-cell table:number-columns-repeated="1021"/>
        </table:table-row>
        <table:table-row table:style-name="ro7">
          <table:table-cell table:style-name="ce20"/>
          <table:table-cell table:number-columns-repeated="1023"/>
        </table:table-row>
        <table:table-row table:style-name="ro7">
          <table:table-cell table:style-name="ce20"/>
          <table:table-cell office:value-type="string">
            <text:p>StallCount</text:p>
          </table:table-cell>
          <table:table-cell table:formula="of:=[.C45]/[.C53]" office:value-type="float" office:value="300000">
            <text:p>300000</text:p>
          </table:table-cell>
          <table:table-cell table:number-columns-repeated="1021"/>
        </table:table-row>
        <table:table-row table:style-name="ro7">
          <table:table-cell table:style-name="ce20"/>
          <table:table-cell office:value-type="string">
            <text:p>StallCountAlt</text:p>
          </table:table-cell>
          <table:table-cell table:formula="of:=60/[.C43]/[.C53]" office:value-type="float" office:value="300000">
            <text:p>300000</text:p>
          </table:table-cell>
          <table:table-cell table:number-columns-repeated="1021"/>
        </table:table-row>
        <table:table-row table:style-name="ro7">
          <table:table-cell table:style-name="ce20"/>
          <table:table-cell table:number-columns-repeated="1023"/>
        </table:table-row>
        <table:table-row table:style-name="ro7">
          <table:table-cell table:style-name="ce20"/>
          <table:table-cell/>
          <table:table-cell table:formula="of:=DEC2HEX([.C55];8)" office:value-type="string" office:string-value="000493E0">
            <text:p>000493E0</text:p>
          </table:table-cell>
          <table:table-cell table:number-columns-repeated="1021"/>
        </table:table-row>
        <table:table-row table:style-name="ro4" table:number-rows-repeated="3">
          <table:table-cell table:style-name="ce20"/>
          <table:table-cell table:number-columns-repeated="1023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11/22/2017</text:date>, <text:time>10:1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11-05T06:40:39</meta:creation-date>
    <dc:date>2017-11-22T10:18:07</dc:date>
    <dc:creator>Jim Kueneman</dc:creator>
    <meta:editing-duration>P10DT6H52M49S</meta:editing-duration>
    <meta:editing-cycles>25</meta:editing-cycles>
    <meta:generator>OpenOffice/4.1.1$Unix OpenOffice.org_project/411m6$Build-9775</meta:generator>
    <meta:document-statistic meta:table-count="3" meta:cell-count="102" meta:object-count="0"/>
  </office:meta>
</office:document-meta>
</file>